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P1" style:family="paragraph" style:parent-style-name="Text_20_body" style:list-style-name="L1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eeting Agenda</text:h>
      <text:p text:style-name="Text_20_body">Location: 3211</text:p>
      <text:p text:style-name="Text_20_body">Date: 10.03.25</text:p>
      <text:p text:style-name="Text_20_body">Time: 08:00</text:p>
      <text:p text:style-name="Text_20_body">Facilitator: <text:span text:style-name="T2">Emil Djupfeld</text:span></text:p>
      <text:p text:style-name="Text_20_body">Participants: Jonas Jacobsson &amp; Christian Bergström</text:p>
      <text:list xml:id="list2047948510" text:style-name="L1">
        <text:list-item>
          <text:p text:style-name="P1">Objectives (5 min)</text:p>
          <text:p text:style-name="P1">Have our UML designs and RAD “approved”. Ask some general questions about the SDD.</text:p>
        </text:list-item>
        <text:list-item>
          <text:p text:style-name="P1">Reports (15 min)</text:p>
          <text:p text:style-name="P1">Use cases, UML designs, improved RAD.</text:p>
        </text:list-item>
        <text:list-item>
          <text:p text:style-name="P1">Discussion items (35 min)</text:p>
          <text:p text:style-name="P1">How should the SDD be filled in? Should we start coding now? Can the winning algorithm be done in a general manner, or should we use one special case for our 5x5x5 board?</text:p>
        </text:list-item>
        <text:list-item>
          <text:p text:style-name="P1">Outcomes and assignments (5 min)</text:p>
          <text:p text:style-name="P1">We have to start filling in the SDD. Do some more medium and low priority use cases (from possible future extensions for instance). Get coding! A basic but working GUI should be done by next meeting. </text:p>
        </text:list-item>
        <text:list-item>
          <text:p text:style-name="P1">Wrap up</text:p>
          <text:p text:style-name="P1">Next meeting Thursday 10.04.15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imbus Sans 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1$Build-9399</meta:generator>
    <meta:creation-date>2010-02-02T18:35:41</meta:creation-date>
    <dc:date>2010-03-25T09:01:48</dc:date>
    <meta:editing-cycles>7</meta:editing-cycles>
    <meta:editing-duration>PT00H24M18S</meta:editing-duration>
    <dc:creator>Jonas Jacobson</dc:creator>
    <meta:document-statistic meta:table-count="0" meta:image-count="0" meta:object-count="0" meta:page-count="1" meta:paragraph-count="16" meta:word-count="134" meta:character-count="760"/>
    <meta:user-defined meta:name="Info 1"/>
    <meta:user-defined meta:name="Info 2"/>
    <meta:user-defined meta:name="Info 3"/>
    <meta:user-defined meta:name="Info 4"/>
  </office:meta>
</office:document-meta>
</file>